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se link mudou para: https://github.com/TCCII/device_for_gym_equipm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7:17:18.624301790</meta:creation-date>
    <meta:generator>LibreOffice/7.3.6.2$Linux_X86_64 LibreOffice_project/30$Build-2</meta:generator>
    <dc:date>2022-11-24T17:18:03.874834843</dc:date>
    <meta:editing-duration>PT46S</meta:editing-duration>
    <meta:editing-cycles>1</meta:editing-cycles>
    <meta:document-statistic meta:table-count="0" meta:image-count="0" meta:object-count="0" meta:page-count="1" meta:paragraph-count="1" meta:word-count="5" meta:character-count="71" meta:non-whitespace-character-count="67"/>
  </office:meta>
</office:document-meta>
</file>